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d9baf" officeooo:paragraph-rsid="000d9baf"/>
    </style:style>
    <style:style style:name="P2" style:family="paragraph" style:parent-style-name="Standard">
      <style:paragraph-properties fo:text-align="start" style:justify-single-word="false"/>
      <style:text-properties fo:color="#2b511a" fo:font-size="13pt" officeooo:rsid="000d9baf" officeooo:paragraph-rsid="000d9ba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d1f63" fo:font-size="13pt" officeooo:rsid="000d9baf" officeooo:paragraph-rsid="000d9baf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0d1f63" fo:font-size="13pt" officeooo:rsid="000d9baf" officeooo:paragraph-rsid="00127460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0d1f63" fo:font-size="20pt" officeooo:rsid="000d9baf" officeooo:paragraph-rsid="000d9baf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d9ba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ed81d" officeooo:paragraph-rsid="000ed81d"/>
    </style:style>
    <style:style style:name="P8" style:family="paragraph" style:parent-style-name="Standard">
      <style:paragraph-properties fo:text-align="start" style:justify-single-word="false"/>
      <style:text-properties officeooo:rsid="000ed81d" officeooo:paragraph-rsid="000ed81d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06136" officeooo:paragraph-rsid="00106136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21146" officeooo:paragraph-rsid="00147d93"/>
    </style:style>
    <style:style style:name="P11" style:family="paragraph" style:parent-style-name="Standard">
      <style:paragraph-properties fo:text-align="start" style:justify-single-word="false"/>
      <style:text-properties officeooo:rsid="00121146" officeooo:paragraph-rsid="00121146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121146" officeooo:paragraph-rsid="00121146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127460" officeooo:paragraph-rsid="00127460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3b4ac" officeooo:paragraph-rsid="0013b4ac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4064b" officeooo:paragraph-rsid="0014064b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14064b" officeooo:paragraph-rsid="0014064b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14064b" officeooo:paragraph-rsid="00147d93"/>
    </style:style>
    <style:style style:name="T1" style:family="text">
      <style:text-properties fo:color="#0d1f63" fo:font-size="13pt" style:font-size-asian="11.3500003814697pt" style:font-size-complex="13pt"/>
    </style:style>
    <style:style style:name="T2" style:family="text">
      <style:text-properties fo:color="#0d1f63" fo:font-size="13pt" officeooo:rsid="000d9baf" style:font-size-asian="11.3500003814697pt" style:font-size-complex="13pt"/>
    </style:style>
    <style:style style:name="T3" style:family="text">
      <style:text-properties fo:color="#0d1f63" fo:font-size="13pt" officeooo:rsid="000f9f7d" style:font-size-asian="11.3500003814697pt" style:font-size-complex="13pt"/>
    </style:style>
    <style:style style:name="T4" style:family="text">
      <style:text-properties fo:color="#0d1f63" fo:font-size="13pt" officeooo:rsid="00106136" style:font-size-asian="11.3500003814697pt" style:font-size-complex="13pt"/>
    </style:style>
    <style:style style:name="T5" style:family="text">
      <style:text-properties fo:color="#0d1f63" fo:font-size="13pt" officeooo:rsid="00127460" style:font-size-asian="11.3500003814697pt" style:font-size-complex="13pt"/>
    </style:style>
    <style:style style:name="T6" style:family="text">
      <style:text-properties fo:color="#0d1f63" fo:font-size="13pt" officeooo:rsid="0013b4ac" style:font-size-asian="11.3500003814697pt" style:font-size-complex="13pt"/>
    </style:style>
    <style:style style:name="T7" style:family="text">
      <style:text-properties fo:color="#0d1f63" fo:font-size="13pt" officeooo:rsid="0014064b" style:font-size-asian="11.3500003814697pt" style:font-size-complex="13pt"/>
    </style:style>
    <style:style style:name="T8" style:family="text">
      <style:text-properties officeooo:rsid="001211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n de test WelcomeKit</text:p>
      <text:p text:style-name="P2"/>
      <text:p text:style-name="P2"/>
      <text:p text:style-name="P3">- Je suis sur une offre quelconque</text:p>
      <text:p text:style-name="P3">- Je crée un candidat quelconque</text:p>
      <text:list xml:id="list792141761" text:style-name="L1">
        <text:list-item>
          <text:p text:style-name="P6"><text:span text:style-name="T2">Je peux consulter les informations de ce candidat</text:span></text:p>
        </text:list-item>
        <text:list-item>
          <text:p text:style-name="P1"><text:span text:style-name="T2">J</text:span><text:span text:style-name="T1">e peux modifier ces informations</text:span></text:p>
        </text:list-item>
        <text:list-item>
          <text:p text:style-name="P6"><text:span text:style-name="T2">Je peux ajouter un commentaire</text:span></text:p>
        </text:list-item>
        <text:list-item>
          <text:p text:style-name="P14"><text:span text:style-name="T2">J</text:span><text:span text:style-name="T1">e peux ouvrir la charte éthique en cliquant sur la bulle info</text:span></text:p>
        </text:list-item>
        <text:list-item>
          <text:p text:style-name="P6"><text:span text:style-name="T2">Je peux ajouter un tag</text:span></text:p>
        </text:list-item>
        <text:list-item>
          <text:p text:style-name="P6"><text:span text:style-name="T2">Je peux anonymiser ce candidat</text:span></text:p>
        </text:list-item>
        <text:list-item>
          <text:p text:style-name="P6"><text:span text:style-name="T2">Je peux télécharger son profil</text:span></text:p>
        </text:list-item>
        <text:list-item>
          <text:p text:style-name="P1"><text:span text:style-name="T1">Je peux ajouter un like/recommandation</text:span></text:p>
        </text:list-item>
        <text:list-item>
          <text:p text:style-name="P1"><text:span text:style-name="T1">Je peux lui envoyer un email </text:span><text:span text:style-name="T6">par l’onglet Emails. Vérifier que l’email est effectivement reçu à l’adresse indiquée.</text:span></text:p>
        </text:list-item>
        <text:list-item>
          <text:p text:style-name="P14"><text:span text:style-name="T1">Je peux utiliser un template</text:span></text:p>
        </text:list-item>
        <text:list-item>
          <text:p text:style-name="P15"><text:span text:style-name="T1">Non testé : gestion des templates (ajouter, archiver, utiliser les variables...)</text:span></text:p>
        </text:list-item>
        <text:list-item>
          <text:p text:style-name="P14"><text:span text:style-name="T1">Je peux voir l’historique des emails envoyés</text:span></text:p>
        </text:list-item>
        <text:list-item>
          <text:p text:style-name="P14"><text:span text:style-name="T6">J</text:span><text:span text:style-name="T1">e peux cliquer sur « Contacter » pour ouvrir l’onglet Emails</text:span></text:p>
        </text:list-item>
        <text:list-item>
          <text:p text:style-name="P7"><text:span text:style-name="T1">Je peux l’évaluer et ajouter une remarque </text:span><text:span text:style-name="T4">(pas de possibilité de modifier son vote ? </text:span><text:span text:style-name="T6">Voir avec le Product Owner</text:span><text:span text:style-name="T4">)</text:span></text:p>
        </text:list-item>
        <text:list-item>
          <text:p text:style-name="P7"><text:span text:style-name="T1">Je peux ajouter </text:span><text:span text:style-name="T3">et consulter </text:span><text:span text:style-name="T1">un document </text:span><text:span text:style-name="T3">lié </text:span><text:span text:style-name="T1">à son profil</text:span></text:p>
        </text:list-item>
      </text:list>
      <text:p text:style-name="P8"><text:span text:style-name="T1"/></text:p>
      <text:p text:style-name="P8"><text:span text:style-name="T1">- </text:span><text:span text:style-name="T5">Je suis sur le tableau de fiches </text:span><text:span text:style-name="T4">:</text:span></text:p>
      <text:list xml:id="list741017211" text:style-name="L3">
        <text:list-item>
          <text:p text:style-name="P9"><text:span text:style-name="T1">Je peux déplacer un candidat </text:span><text:span text:style-name="T5">et cela change</text:span><text:span text:style-name="T1"> effectivement son statut</text:span></text:p>
        </text:list-item>
        <text:list-item>
          <text:p text:style-name="P9"><text:span text:style-name="T1">Je peux archiver un candidat (quel impact ? </text:span><text:span text:style-name="T5">Voir avec Product Owner</text:span><text:span text:style-name="T1">)</text:span></text:p>
        </text:list-item>
        <text:list-item>
          <text:p text:style-name="P10"><text:span text:style-name="T1">Je peux changer le statut d’une sélection multiple de candidats</text:span></text:p>
        </text:list-item>
        <text:list-item>
          <text:p text:style-name="P17"><text:span text:style-name="T1">Je peux voir un aperçu de l’offre en cours</text:span></text:p>
        </text:list-item>
        <text:list-item>
          <text:p text:style-name="P17"><text:span text:style-name="T1">Je peux éditer l’offre (non testé : fonctions sur la page d’édition. Boutons dirigeant vers la page d’édition de l’offre redondants : voir avec le Product Owner)</text:span></text:p>
        </text:list-item>
        <text:list-item>
          <text:p text:style-name="P17"><text:span text:style-name="T1">Je peux voir les candidats archivés (non testé : gestion de l’archivage : rechercher un candidat archivé, filtrer …)</text:span></text:p>
        </text:list-item>
        <text:list-item>
          <text:p text:style-name="P17"><text:span text:style-name="T1">Je peux ouvrir la page de statistiques (non testé : actions sur cette page)</text:span></text:p>
        </text:list-item>
        <text:list-item>
          <text:p text:style-name="P17"><text:span text:style-name="T1">Je peux passer en brouillon ou archiver l’offre</text:span></text:p>
        </text:list-item>
      </text:list>
      <text:p text:style-name="P11"><text:span text:style-name="T1"/></text:p>
      <text:p text:style-name="P11"><text:span text:style-name="T1">- </text:span><text:span text:style-name="T7">Je suis sur le m</text:span><text:span text:style-name="T5">enu </text:span><text:span text:style-name="T1">:</text:span></text:p>
      <text:list xml:id="list691303144" text:style-name="L4">
        <text:list-item>
          <text:p text:style-name="P12"><text:span text:style-name="T1">Je peux cliquer sur une action du fil d’activité pour voir le candidat concerné</text:span></text:p>
        </text:list-item>
        <text:list-item>
          <text:p text:style-name="P13"><text:span text:style-name="T1">Je peux choisir un tag pour filtrer les candidats</text:span></text:p>
        </text:list-item>
        <text:list-item>
          <text:p text:style-name="P13"><text:span text:style-name="T1">Je peux afficher/masquer tous les tags</text:span></text:p>
        </text:list-item>
        <text:list-item>
          <text:p text:style-name="P13"><text:span text:style-name="T1">Je peux rechercher un membre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0:40:25.989421264</meta:creation-date>
    <dc:date>2019-10-25T15:08:45.717359231</dc:date>
    <meta:editing-duration>PT9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337" meta:character-count="1833" meta:non-whitespace-character-count="1555"/>
  </office:meta>
</office:document-meta>
</file>